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000000" officeooo:rsid="001dceb1" officeooo:paragraph-rsid="000da0d7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9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2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3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4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5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6" style:family="paragraph" style:parent-style-name="Text_20_body" style:list-style-name="L2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7" style:family="paragraph" style:parent-style-name="Text_20_body" style:list-style-name="L2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8" style:family="paragraph" style:parent-style-name="Text_20_body" style:list-style-name="L2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9" style:family="paragraph" style:parent-style-name="Text_20_body" style:list-style-name="L2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0" style:family="paragraph" style:parent-style-name="Text_20_body" style:list-style-name="L2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1" style:family="paragraph" style:parent-style-name="Text_20_body" style:list-style-name="L2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2" style:family="paragraph" style:parent-style-name="Text_20_body" style:list-style-name="L2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3" style:family="paragraph" style:parent-style-name="Text_20_body" style:list-style-name="L2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4" style:family="paragraph" style:parent-style-name="Text_20_body" style:list-style-name="L2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5" style:family="paragraph" style:parent-style-name="Text_20_body" style:list-style-name="L2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6" style:family="paragraph" style:parent-style-name="Text_20_body" style:list-style-name="L2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7" style:family="paragraph" style:parent-style-name="Text_20_body" style:list-style-name="L2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8" style:family="paragraph" style:parent-style-name="Text_20_body" style:list-style-name="L2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9" style:family="paragraph" style:parent-style-name="Text_20_body" style:list-style-name="L2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30" style:family="paragraph" style:parent-style-name="Text_20_body" style:list-style-name="L2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31" style:family="paragraph" style:parent-style-name="Text_20_body" style:list-style-name="L2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32" style:family="paragraph" style:parent-style-name="Text_20_body" style:list-style-name="L2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33" style:family="paragraph" style:parent-style-name="Text_20_body" style:list-style-name="L2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34" style:family="paragraph" style:parent-style-name="Text_20_body" style:list-style-name="L2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35" style:family="paragraph" style:parent-style-name="Text_20_body" style:list-style-name="L2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36" style:family="paragraph" style:parent-style-name="Text_20_body" style:list-style-name="L2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37" style:family="paragraph" style:parent-style-name="Text_20_body" style:list-style-name="L2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38" style:family="paragraph" style:parent-style-name="Text_20_body" style:list-style-name="L2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39" style:family="paragraph" style:parent-style-name="Text_20_body" style:list-style-name="L2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40" style:family="paragraph" style:parent-style-name="Text_20_body" style:list-style-name="L2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41" style:family="paragraph" style:parent-style-name="Text_20_body" style:list-style-name="L2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42" style:family="paragraph" style:parent-style-name="Text_20_body" style:list-style-name="L2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43" style:family="paragraph" style:parent-style-name="Text_20_body" style:list-style-name="L2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44" style:family="paragraph" style:parent-style-name="Text_20_body" style:list-style-name="L2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45" style:family="paragraph" style:parent-style-name="Text_20_body" style:list-style-name="L2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46" style:family="paragraph" style:parent-style-name="Text_20_body" style:list-style-name="L2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47" style:family="paragraph" style:parent-style-name="Text_20_body" style:list-style-name="L2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48" style:family="paragraph" style:parent-style-name="Text_20_body" style:list-style-name="L2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49" style:family="paragraph" style:parent-style-name="Text_20_body" style:list-style-name="L2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50" style:family="paragraph" style:parent-style-name="Text_20_body" style:list-style-name="L2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51" style:family="paragraph" style:parent-style-name="Text_20_body" style:list-style-name="L2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52" style:family="paragraph" style:parent-style-name="Text_20_body" style:list-style-name="L2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53" style:family="paragraph" style:parent-style-name="Text_20_body" style:list-style-name="L2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54" style:family="paragraph" style:parent-style-name="Text_20_body" style:list-style-name="L2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55" style:family="paragraph" style:parent-style-name="Text_20_body" style:list-style-name="L2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56" style:family="paragraph" style:parent-style-name="Text_20_body" style:list-style-name="L2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57" style:family="paragraph" style:parent-style-name="Text_20_body" style:list-style-name="L2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58" style:family="paragraph" style:parent-style-name="Text_20_body" style:list-style-name="L2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59" style:family="paragraph" style:parent-style-name="Text_20_body" style:list-style-name="L2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60" style:family="paragraph" style:parent-style-name="Text_20_body" style:list-style-name="L2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61" style:family="paragraph" style:parent-style-name="Text_20_body" style:list-style-name="L2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62" style:family="paragraph" style:parent-style-name="Text_20_body" style:list-style-name="L2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63" style:family="paragraph" style:parent-style-name="Text_20_body" style:list-style-name="L2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64" style:family="paragraph" style:parent-style-name="Text_20_body" style:list-style-name="L2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65" style:family="paragraph" style:parent-style-name="Text_20_body" style:list-style-name="L2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66" style:family="paragraph" style:parent-style-name="Text_20_body" style:list-style-name="L2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67" style:family="paragraph" style:parent-style-name="Text_20_body" style:list-style-name="L2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68" style:family="paragraph" style:parent-style-name="Text_20_body" style:list-style-name="L2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69" style:family="paragraph" style:parent-style-name="Text_20_body" style:list-style-name="L2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70" style:family="paragraph" style:parent-style-name="Text_20_body" style:list-style-name="L2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71" style:family="paragraph" style:parent-style-name="Text_20_body" style:list-style-name="L2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72" style:family="paragraph" style:parent-style-name="Text_20_body" style:list-style-name="L2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73" style:family="paragraph" style:parent-style-name="Text_20_body" style:list-style-name="L2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74" style:family="paragraph" style:parent-style-name="Text_20_body" style:list-style-name="L2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75" style:family="paragraph" style:parent-style-name="Text_20_body" style:list-style-name="L2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76" style:family="paragraph" style:parent-style-name="Text_20_body" style:list-style-name="L2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77" style:family="paragraph" style:parent-style-name="Text_20_body" style:list-style-name="L2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78" style:family="paragraph" style:parent-style-name="Text_20_body" style:list-style-name="L2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79" style:family="paragraph" style:parent-style-name="Text_20_body" style:list-style-name="L2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80" style:family="paragraph" style:parent-style-name="Text_20_body" style:list-style-name="L2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81" style:family="paragraph" style:parent-style-name="Text_20_body" style:list-style-name="L2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82" style:family="paragraph" style:parent-style-name="Text_20_body" style:list-style-name="L2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83" style:family="paragraph" style:parent-style-name="Text_20_body" style:list-style-name="L2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84" style:family="paragraph" style:parent-style-name="Text_20_body" style:list-style-name="L2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85" style:family="paragraph" style:parent-style-name="Text_20_body" style:list-style-name="L2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86" style:family="paragraph" style:parent-style-name="Text_20_body" style:list-style-name="L2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87" style:family="paragraph" style:parent-style-name="Text_20_body" style:list-style-name="L2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88" style:family="paragraph" style:parent-style-name="Text_20_body" style:list-style-name="L2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89" style:family="paragraph" style:parent-style-name="Text_20_body" style:list-style-name="L2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90" style:family="paragraph" style:parent-style-name="Text_20_body" style:list-style-name="L2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91" style:family="paragraph" style:parent-style-name="Text_20_body" style:list-style-name="L2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92" style:family="paragraph" style:parent-style-name="Text_20_body" style:list-style-name="L2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93" style:family="paragraph" style:parent-style-name="Text_20_body" style:list-style-name="L2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94" style:family="paragraph" style:parent-style-name="Text_20_body" style:list-style-name="L2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95" style:family="paragraph" style:parent-style-name="Text_20_body" style:list-style-name="L2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96" style:family="paragraph" style:parent-style-name="Text_20_body" style:list-style-name="L2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97" style:family="paragraph" style:parent-style-name="Text_20_body" style:list-style-name="L2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98" style:family="paragraph" style:parent-style-name="Text_20_body" style:list-style-name="L2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99" style:family="paragraph" style:parent-style-name="Text_20_body" style:list-style-name="L2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00" style:family="paragraph" style:parent-style-name="Text_20_body" style:list-style-name="L2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01" style:family="paragraph" style:parent-style-name="Text_20_body" style:list-style-name="L2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02" style:family="paragraph" style:parent-style-name="Text_20_body" style:list-style-name="L2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03" style:family="paragraph" style:parent-style-name="Text_20_body" style:list-style-name="L2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04" style:family="paragraph" style:parent-style-name="Text_20_body" style:list-style-name="L2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05" style:family="paragraph" style:parent-style-name="Text_20_body" style:list-style-name="L2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06" style:family="paragraph" style:parent-style-name="Text_20_body" style:list-style-name="L2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07" style:family="paragraph" style:parent-style-name="Text_20_body" style:list-style-name="L2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08" style:family="paragraph" style:parent-style-name="Text_20_body" style:list-style-name="L2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09" style:family="paragraph" style:parent-style-name="Text_20_body" style:list-style-name="L2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10" style:family="paragraph" style:parent-style-name="Text_20_body" style:list-style-name="L2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11" style:family="paragraph" style:parent-style-name="Text_20_body" style:list-style-name="L2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12" style:family="paragraph" style:parent-style-name="Text_20_body" style:list-style-name="L2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13" style:family="paragraph" style:parent-style-name="Text_20_body" style:list-style-name="L2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14" style:family="paragraph" style:parent-style-name="Text_20_body" style:list-style-name="L2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15" style:family="paragraph" style:parent-style-name="Text_20_body" style:list-style-name="L2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16" style:family="paragraph" style:parent-style-name="Text_20_body" style:list-style-name="L2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17" style:family="paragraph" style:parent-style-name="Text_20_body" style:list-style-name="L2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18" style:family="paragraph" style:parent-style-name="Text_20_body" style:list-style-name="L2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19" style:family="paragraph" style:parent-style-name="Text_20_body" style:list-style-name="L2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20" style:family="paragraph" style:parent-style-name="Text_20_body" style:list-style-name="L2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21" style:family="paragraph" style:parent-style-name="Text_20_body" style:list-style-name="L2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22" style:family="paragraph" style:parent-style-name="Text_20_body" style:list-style-name="L2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23" style:family="paragraph" style:parent-style-name="Text_20_body" style:list-style-name="L2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24" style:family="paragraph" style:parent-style-name="Text_20_body" style:list-style-name="L2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25" style:family="paragraph" style:parent-style-name="Text_20_body" style:list-style-name="L2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26" style:family="paragraph" style:parent-style-name="Text_20_body" style:list-style-name="L2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27" style:family="paragraph" style:parent-style-name="Text_20_body" style:list-style-name="L2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28" style:family="paragraph" style:parent-style-name="Text_20_body" style:list-style-name="L29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29" style:family="paragraph" style:parent-style-name="Text_20_body" style:list-style-name="L29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30" style:family="paragraph" style:parent-style-name="Text_20_body" style:list-style-name="L29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31" style:family="paragraph" style:parent-style-name="Text_20_body" style:list-style-name="L29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32" style:family="paragraph" style:parent-style-name="Text_20_body" style:list-style-name="L29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33" style:family="paragraph" style:parent-style-name="Text_20_body" style:list-style-name="L29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34" style:family="paragraph" style:parent-style-name="Text_20_body" style:list-style-name="L29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35" style:family="paragraph" style:parent-style-name="Text_20_body" style:list-style-name="L29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36" style:family="paragraph" style:parent-style-name="Text_20_body" style:list-style-name="L29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37" style:family="paragraph" style:parent-style-name="Text_20_body" style:list-style-name="L29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38" style:family="paragraph" style:parent-style-name="Text_20_body" style:list-style-name="L29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39" style:family="paragraph" style:parent-style-name="Text_20_body" style:list-style-name="L29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40" style:family="paragraph" style:parent-style-name="Text_20_body" style:list-style-name="L29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41" style:family="paragraph" style:parent-style-name="Text_20_body" style:list-style-name="L29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42" style:family="paragraph" style:parent-style-name="Text_20_body" style:list-style-name="L30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43" style:family="paragraph" style:parent-style-name="Text_20_body" style:list-style-name="L30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44" style:family="paragraph" style:parent-style-name="Text_20_body" style:list-style-name="L30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45" style:family="paragraph" style:parent-style-name="Text_20_body" style:list-style-name="L30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46" style:family="paragraph" style:parent-style-name="Text_20_body" style:list-style-name="L30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47" style:family="paragraph" style:parent-style-name="Text_20_body" style:list-style-name="L30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48" style:family="paragraph" style:parent-style-name="Text_20_body" style:list-style-name="L30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49" style:family="paragraph" style:parent-style-name="Text_20_body" style:list-style-name="L30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50" style:family="paragraph" style:parent-style-name="Text_20_body" style:list-style-name="L30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51" style:family="paragraph" style:parent-style-name="Text_20_body" style:list-style-name="L30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52" style:family="paragraph" style:parent-style-name="Text_20_body" style:list-style-name="L30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53" style:family="paragraph" style:parent-style-name="Text_20_body" style:list-style-name="L30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54" style:family="paragraph" style:parent-style-name="Text_20_body" style:list-style-name="L30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55" style:family="paragraph" style:parent-style-name="Text_20_body" style:list-style-name="L30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56" style:family="paragraph" style:parent-style-name="Text_20_body" style:list-style-name="L3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57" style:family="paragraph" style:parent-style-name="Text_20_body" style:list-style-name="L3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58" style:family="paragraph" style:parent-style-name="Text_20_body" style:list-style-name="L3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59" style:family="paragraph" style:parent-style-name="Text_20_body" style:list-style-name="L3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60" style:family="paragraph" style:parent-style-name="Text_20_body" style:list-style-name="L3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61" style:family="paragraph" style:parent-style-name="Text_20_body" style:list-style-name="L3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62" style:family="paragraph" style:parent-style-name="Text_20_body" style:list-style-name="L3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63" style:family="paragraph" style:parent-style-name="Text_20_body" style:list-style-name="L3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64" style:family="paragraph" style:parent-style-name="Text_20_body" style:list-style-name="L3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65" style:family="paragraph" style:parent-style-name="Text_20_body" style:list-style-name="L3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66" style:family="paragraph" style:parent-style-name="Text_20_body" style:list-style-name="L3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67" style:family="paragraph" style:parent-style-name="Text_20_body" style:list-style-name="L3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68" style:family="paragraph" style:parent-style-name="Text_20_body" style:list-style-name="L3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69" style:family="paragraph" style:parent-style-name="Text_20_body" style:list-style-name="L3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70" style:family="paragraph" style:parent-style-name="Text_20_body" style:list-style-name="L3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71" style:family="paragraph" style:parent-style-name="Text_20_body" style:list-style-name="L3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72" style:family="paragraph" style:parent-style-name="Text_20_body" style:list-style-name="L3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73" style:family="paragraph" style:parent-style-name="Text_20_body" style:list-style-name="L3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74" style:family="paragraph" style:parent-style-name="Text_20_body" style:list-style-name="L3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75" style:family="paragraph" style:parent-style-name="Text_20_body" style:list-style-name="L3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76" style:family="paragraph" style:parent-style-name="Text_20_body" style:list-style-name="L3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77" style:family="paragraph" style:parent-style-name="Text_20_body" style:list-style-name="L3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78" style:family="paragraph" style:parent-style-name="Text_20_body" style:list-style-name="L3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79" style:family="paragraph" style:parent-style-name="Text_20_body" style:list-style-name="L3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80" style:family="paragraph" style:parent-style-name="Text_20_body" style:list-style-name="L3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81" style:family="paragraph" style:parent-style-name="Text_20_body" style:list-style-name="L3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82" style:family="paragraph" style:parent-style-name="Text_20_body" style:list-style-name="L3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83" style:family="paragraph" style:parent-style-name="Text_20_body" style:list-style-name="L3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84" style:family="paragraph" style:parent-style-name="Text_20_body" style:list-style-name="L3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85" style:family="paragraph" style:parent-style-name="Text_20_body" style:list-style-name="L3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86" style:family="paragraph" style:parent-style-name="Text_20_body" style:list-style-name="L3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87" style:family="paragraph" style:parent-style-name="Text_20_body" style:list-style-name="L3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88" style:family="paragraph" style:parent-style-name="Text_20_body" style:list-style-name="L3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89" style:family="paragraph" style:parent-style-name="Text_20_body" style:list-style-name="L3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90" style:family="paragraph" style:parent-style-name="Text_20_body" style:list-style-name="L3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91" style:family="paragraph" style:parent-style-name="Text_20_body" style:list-style-name="L3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92" style:family="paragraph" style:parent-style-name="Text_20_body" style:list-style-name="L3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93" style:family="paragraph" style:parent-style-name="Text_20_body" style:list-style-name="L3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94" style:family="paragraph" style:parent-style-name="Text_20_body" style:list-style-name="L3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95" style:family="paragraph" style:parent-style-name="Text_20_body" style:list-style-name="L3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96" style:family="paragraph" style:parent-style-name="Text_20_body" style:list-style-name="L3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97" style:family="paragraph" style:parent-style-name="Text_20_body" style:list-style-name="L33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98" style:family="paragraph" style:parent-style-name="Text_20_body" style:list-style-name="L3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199" style:family="paragraph" style:parent-style-name="Text_20_body" style:list-style-name="L3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00" style:family="paragraph" style:parent-style-name="Text_20_body" style:list-style-name="L3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01" style:family="paragraph" style:parent-style-name="Text_20_body" style:list-style-name="L3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02" style:family="paragraph" style:parent-style-name="Text_20_body" style:list-style-name="L3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03" style:family="paragraph" style:parent-style-name="Text_20_body" style:list-style-name="L3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04" style:family="paragraph" style:parent-style-name="Text_20_body" style:list-style-name="L3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05" style:family="paragraph" style:parent-style-name="Text_20_body" style:list-style-name="L3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06" style:family="paragraph" style:parent-style-name="Text_20_body" style:list-style-name="L3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07" style:family="paragraph" style:parent-style-name="Text_20_body" style:list-style-name="L3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08" style:family="paragraph" style:parent-style-name="Text_20_body" style:list-style-name="L3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09" style:family="paragraph" style:parent-style-name="Text_20_body" style:list-style-name="L3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10" style:family="paragraph" style:parent-style-name="Text_20_body" style:list-style-name="L3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11" style:family="paragraph" style:parent-style-name="Text_20_body" style:list-style-name="L34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12" style:family="paragraph" style:parent-style-name="Text_20_body" style:list-style-name="L3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13" style:family="paragraph" style:parent-style-name="Text_20_body" style:list-style-name="L3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14" style:family="paragraph" style:parent-style-name="Text_20_body" style:list-style-name="L3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15" style:family="paragraph" style:parent-style-name="Text_20_body" style:list-style-name="L3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16" style:family="paragraph" style:parent-style-name="Text_20_body" style:list-style-name="L3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17" style:family="paragraph" style:parent-style-name="Text_20_body" style:list-style-name="L3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18" style:family="paragraph" style:parent-style-name="Text_20_body" style:list-style-name="L3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19" style:family="paragraph" style:parent-style-name="Text_20_body" style:list-style-name="L3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20" style:family="paragraph" style:parent-style-name="Text_20_body" style:list-style-name="L3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21" style:family="paragraph" style:parent-style-name="Text_20_body" style:list-style-name="L3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22" style:family="paragraph" style:parent-style-name="Text_20_body" style:list-style-name="L3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23" style:family="paragraph" style:parent-style-name="Text_20_body" style:list-style-name="L3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24" style:family="paragraph" style:parent-style-name="Text_20_body" style:list-style-name="L3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25" style:family="paragraph" style:parent-style-name="Text_20_body" style:list-style-name="L35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26" style:family="paragraph" style:parent-style-name="Text_20_body" style:list-style-name="L3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27" style:family="paragraph" style:parent-style-name="Text_20_body" style:list-style-name="L3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28" style:family="paragraph" style:parent-style-name="Text_20_body" style:list-style-name="L3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29" style:family="paragraph" style:parent-style-name="Text_20_body" style:list-style-name="L3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30" style:family="paragraph" style:parent-style-name="Text_20_body" style:list-style-name="L3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31" style:family="paragraph" style:parent-style-name="Text_20_body" style:list-style-name="L3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32" style:family="paragraph" style:parent-style-name="Text_20_body" style:list-style-name="L3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33" style:family="paragraph" style:parent-style-name="Text_20_body" style:list-style-name="L3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34" style:family="paragraph" style:parent-style-name="Text_20_body" style:list-style-name="L3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35" style:family="paragraph" style:parent-style-name="Text_20_body" style:list-style-name="L36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36" style:family="paragraph" style:parent-style-name="Text_20_body" style:list-style-name="L3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37" style:family="paragraph" style:parent-style-name="Text_20_body" style:list-style-name="L3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38" style:family="paragraph" style:parent-style-name="Text_20_body" style:list-style-name="L3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39" style:family="paragraph" style:parent-style-name="Text_20_body" style:list-style-name="L3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40" style:family="paragraph" style:parent-style-name="Text_20_body" style:list-style-name="L3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41" style:family="paragraph" style:parent-style-name="Text_20_body" style:list-style-name="L3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42" style:family="paragraph" style:parent-style-name="Text_20_body" style:list-style-name="L3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43" style:family="paragraph" style:parent-style-name="Text_20_body" style:list-style-name="L3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44" style:family="paragraph" style:parent-style-name="Text_20_body" style:list-style-name="L3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45" style:family="paragraph" style:parent-style-name="Text_20_body" style:list-style-name="L37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46" style:family="paragraph" style:parent-style-name="Text_20_body" style:list-style-name="L3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47" style:family="paragraph" style:parent-style-name="Text_20_body" style:list-style-name="L3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48" style:family="paragraph" style:parent-style-name="Text_20_body" style:list-style-name="L3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49" style:family="paragraph" style:parent-style-name="Text_20_body" style:list-style-name="L3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50" style:family="paragraph" style:parent-style-name="Text_20_body" style:list-style-name="L3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51" style:family="paragraph" style:parent-style-name="Text_20_body" style:list-style-name="L3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52" style:family="paragraph" style:parent-style-name="Text_20_body" style:list-style-name="L3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53" style:family="paragraph" style:parent-style-name="Text_20_body" style:list-style-name="L3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54" style:family="paragraph" style:parent-style-name="Text_20_body" style:list-style-name="L3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55" style:family="paragraph" style:parent-style-name="Text_20_body" style:list-style-name="L38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56" style:family="paragraph" style:parent-style-name="Text_20_body" style:list-style-name="L39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57" style:family="paragraph" style:parent-style-name="Text_20_body" style:list-style-name="L39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212121" style:font-name="inherit" fo:font-size="9.75pt" fo:letter-spacing="normal" fo:font-style="normal" fo:font-weight="normal" officeooo:paragraph-rsid="000da0d7" loext:padding="0cm" loext:border="none"/>
    </style:style>
    <style:style style:name="P258" style:family="paragraph" style:parent-style-name="Standard">
      <style:text-properties style:font-name="Arial" officeooo:rsid="001dceb1" officeooo:paragraph-rsid="000da0d7"/>
    </style:style>
    <style:style style:name="P259" style:family="paragraph" style:parent-style-name="Standard">
      <style:text-properties style:font-name="Arial" fo:font-size="16pt" fo:font-weight="bold" officeooo:rsid="001dceb1" officeooo:paragraph-rsid="000da0d7" style:font-size-asian="16pt" style:font-weight-asian="bold" style:font-size-complex="16pt" style:font-weight-complex="bold"/>
    </style:style>
    <style:style style:name="P260" style:family="paragraph" style:parent-style-name="Standard">
      <style:text-properties officeooo:rsid="001dceb1" officeooo:paragraph-rsid="000da0d7"/>
    </style:style>
    <style:style style:name="P261" style:family="paragraph" style:parent-style-name="Standard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212121" style:font-name="Roboto" fo:font-size="14pt" fo:letter-spacing="normal" fo:font-style="normal" fo:font-weight="normal" officeooo:paragraph-rsid="000da0d7" loext:padding="0cm" loext:border="none"/>
    </style:style>
    <style:style style:name="T1" style:family="text">
      <style:text-properties fo:font-variant="normal" fo:text-transform="none" style:font-name="inherit" fo:font-size="10.5pt" fo:letter-spacing="normal" fo:font-style="normal" fo:font-weight="bold" loext:padding="0cm" loext:border="none"/>
    </style:style>
    <style:style style:name="T2" style:family="text">
      <style:text-properties fo:text-transform="uppercase" style:font-name="inherit" fo:font-size="10.5pt" fo:letter-spacing="normal" fo:font-style="normal" fo:font-weight="bold" loext:padding="0cm" loext:border="none"/>
    </style:style>
    <style:style style:name="T3" style:family="text">
      <style:text-properties fo:text-transform="uppercase" fo:font-size="10.5pt" fo:font-weight="bold"/>
    </style:style>
    <style:style style:name="T4" style:family="text">
      <style:text-properties fo:text-transform="uppercase" fo:color="#ffffff" fo:font-size="10.5pt" fo:font-weight="bold"/>
    </style:style>
    <style:style style:name="T5" style:family="text">
      <style:text-properties fo:font-size="10.5pt" fo:font-weight="bold"/>
    </style:style>
    <style:style style:name="T6" style:family="text">
      <style:text-properties fo:color="#000000"/>
    </style:style>
    <style:style style:name="T7" style:family="text">
      <style:text-properties fo:color="#ffffff" fo:font-size="10.5pt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9">Colour Hex codes:</text:p>
      <text:p text:style-name="P258"/>
      <text:p text:style-name="P258">Well this is useful:</text:p>
      <text:p text:style-name="P260"><text:a xlink:type="simple" xlink:href="https://material.google.com/style/color.html#color-color-palette" text:style-name="Internet_20_link" text:visited-style-name="Visited_20_Internet_20_Link">https://material.google.com/style/color.html#color-color-palette</text:a></text:p>
      <text:p text:style-name="P1"><text:span text:style-name="T1"/></text:p>
      <text:p text:style-name="P1"><text:span text:style-name="T1">Red500</text:span><text:span text:style-name="T2">#F44336</text:span></text:p>
      <text:section text:style-name="Sect1" text:name="color-color-palette">
        <text:list xml:id="list1649671236136810633" text:style-name="L1">
          <text:list-item>
            <text:p text:style-name="P2"><text:span text:style-name="T5">50</text:span><text:span text:style-name="T3">#FFEBEE</text:span></text:p>
          </text:list-item>
          <text:list-item>
            <text:p text:style-name="P2"><text:span text:style-name="T5">100</text:span><text:span text:style-name="T3">#FFCDD2</text:span></text:p>
          </text:list-item>
          <text:list-item>
            <text:p text:style-name="P2"><text:span text:style-name="T5">200</text:span><text:span text:style-name="T3">#EF9A9A</text:span></text:p>
          </text:list-item>
          <text:list-item>
            <text:p text:style-name="P2"><text:span text:style-name="T5">300</text:span><text:span text:style-name="T3">#E57373</text:span></text:p>
          </text:list-item>
          <text:list-item>
            <text:p text:style-name="P2"><text:span text:style-name="T5">400</text:span><text:span text:style-name="T3">#EF5350</text:span></text:p>
          </text:list-item>
          <text:list-item>
            <text:p text:style-name="P2"><text:span text:style-name="T5">500</text:span><text:span text:style-name="T3">#F44336</text:span></text:p>
          </text:list-item>
          <text:list-item>
            <text:p text:style-name="P2"><text:span text:style-name="T5">600</text:span><text:span text:style-name="T3">#E53935</text:span></text:p>
          </text:list-item>
          <text:list-item>
            <text:p text:style-name="P2"><text:span text:style-name="T5">700</text:span><text:span text:style-name="T3">#D32F2F</text:span></text:p>
          </text:list-item>
          <text:list-item>
            <text:p text:style-name="P2"><text:span text:style-name="T5">800</text:span><text:span text:style-name="T3">#C62828</text:span></text:p>
          </text:list-item>
          <text:list-item>
            <text:p text:style-name="P2"><text:span text:style-name="T5">900</text:span><text:span text:style-name="T3">#B71C1C</text:span></text:p>
          </text:list-item>
          <text:list-item>
            <text:p text:style-name="P2"><text:span text:style-name="T5">A100</text:span><text:span text:style-name="T3">#FF8A80</text:span></text:p>
          </text:list-item>
          <text:list-item>
            <text:p text:style-name="P2"><text:span text:style-name="T7">A200</text:span><text:span text:style-name="T4">#FF5252</text:span></text:p>
          </text:list-item>
          <text:list-item>
            <text:p text:style-name="P2"><text:span text:style-name="T5">A400</text:span><text:span text:style-name="T3">#FF1744</text:span></text:p>
          </text:list-item>
          <text:list-item>
            <text:p text:style-name="P2"><text:span text:style-name="T5">A700</text:span><text:span text:style-name="T3">#D50000</text:span></text:p>
          </text:list-item>
        </text:list>
        <text:list xml:id="list3336788382161551237" text:style-name="L21">
          <text:list-item>
            <text:p text:style-name="P16"><text:span text:style-name="T7">Pink</text:span></text:p>
          </text:list-item>
          <text:list-item>
            <text:p text:style-name="P16"><text:span text:style-name="T7">500</text:span><text:span text:style-name="T4">#E91E63</text:span></text:p>
          </text:list-item>
          <text:list-item>
            <text:p text:style-name="P16"><text:span text:style-name="T5">50</text:span><text:span text:style-name="T3">#FCE4EC</text:span></text:p>
          </text:list-item>
          <text:list-item>
            <text:p text:style-name="P16"><text:span text:style-name="T5">100</text:span><text:span text:style-name="T3">#F8BBD0</text:span></text:p>
          </text:list-item>
          <text:list-item>
            <text:p text:style-name="P16"><text:span text:style-name="T5">200</text:span><text:span text:style-name="T3">#F48FB1</text:span></text:p>
          </text:list-item>
          <text:list-item>
            <text:p text:style-name="P16"><text:span text:style-name="T7">300</text:span><text:span text:style-name="T4">#F06292</text:span></text:p>
          </text:list-item>
          <text:list-item>
            <text:p text:style-name="P16"><text:span text:style-name="T5">400</text:span><text:span text:style-name="T3">#EC407A</text:span></text:p>
          </text:list-item>
          <text:list-item>
            <text:p text:style-name="P16"><text:span text:style-name="T5">500</text:span><text:span text:style-name="T3">#E91E63</text:span></text:p>
          </text:list-item>
          <text:list-item>
            <text:p text:style-name="P16"><text:span text:style-name="T5">600</text:span><text:span text:style-name="T3">#D81B60</text:span></text:p>
          </text:list-item>
          <text:list-item>
            <text:p text:style-name="P16"><text:span text:style-name="T5">700</text:span><text:span text:style-name="T3">#C2185B</text:span></text:p>
          </text:list-item>
          <text:list-item>
            <text:p text:style-name="P16"><text:span text:style-name="T5">800</text:span><text:span text:style-name="T3">#AD1457</text:span></text:p>
          </text:list-item>
          <text:list-item>
            <text:p text:style-name="P16"><text:span text:style-name="T5">900</text:span><text:span text:style-name="T3">#880E4F</text:span></text:p>
          </text:list-item>
          <text:list-item>
            <text:p text:style-name="P16"><text:span text:style-name="T5">A100</text:span><text:span text:style-name="T3">#FF80AB</text:span></text:p>
          </text:list-item>
          <text:list-item>
            <text:p text:style-name="P16"><text:span text:style-name="T7">A200</text:span><text:span text:style-name="T4">#FF4081</text:span></text:p>
          </text:list-item>
          <text:list-item>
            <text:p text:style-name="P16"><text:span text:style-name="T5">A400</text:span><text:span text:style-name="T3">#F50057</text:span></text:p>
          </text:list-item>
          <text:list-item>
            <text:p text:style-name="P16"><text:span text:style-name="T5">A700</text:span><text:span text:style-name="T3">#C51162</text:span></text:p>
          </text:list-item>
        </text:list>
        <text:list xml:id="list8968191587903340208" text:style-name="L22">
          <text:list-item>
            <text:p text:style-name="P30"><text:span text:style-name="T5">Purple</text:span></text:p>
          </text:list-item>
          <text:list-item>
            <text:p text:style-name="P30"><text:span text:style-name="T5">500</text:span><text:span text:style-name="T3">#9C27B0</text:span></text:p>
          </text:list-item>
          <text:list-item>
            <text:p text:style-name="P30"><text:span text:style-name="T5">50</text:span><text:span text:style-name="T3">#F3E5F5</text:span></text:p>
          </text:list-item>
          <text:list-item>
            <text:p text:style-name="P30"><text:span text:style-name="T5">100</text:span><text:span text:style-name="T3">#E1BEE7</text:span></text:p>
          </text:list-item>
          <text:list-item>
            <text:p text:style-name="P30"><text:soft-page-break/><text:span text:style-name="T5">200</text:span><text:span text:style-name="T3">#CE93D8</text:span></text:p>
          </text:list-item>
          <text:list-item>
            <text:p text:style-name="P30"><text:span text:style-name="T7">300</text:span><text:span text:style-name="T4">#BA68C8</text:span></text:p>
          </text:list-item>
          <text:list-item>
            <text:p text:style-name="P30"><text:span text:style-name="T7">400</text:span><text:span text:style-name="T4">#AB47BC</text:span></text:p>
          </text:list-item>
          <text:list-item>
            <text:p text:style-name="P30"><text:span text:style-name="T5">500</text:span><text:span text:style-name="T3">#9C27B0</text:span></text:p>
          </text:list-item>
          <text:list-item>
            <text:p text:style-name="P30"><text:span text:style-name="T5">600</text:span><text:span text:style-name="T3">#8E24AA</text:span></text:p>
          </text:list-item>
          <text:list-item>
            <text:p text:style-name="P30"><text:span text:style-name="T5">700</text:span><text:span text:style-name="T3">#7B1FA2</text:span></text:p>
          </text:list-item>
          <text:list-item>
            <text:p text:style-name="P30"><text:span text:style-name="T5">800</text:span><text:span text:style-name="T3">#6A1B9A</text:span></text:p>
          </text:list-item>
          <text:list-item>
            <text:p text:style-name="P30"><text:span text:style-name="T5">900</text:span><text:span text:style-name="T3">#4A148C</text:span></text:p>
          </text:list-item>
          <text:list-item>
            <text:p text:style-name="P30"><text:span text:style-name="T5">A100</text:span><text:span text:style-name="T3">#EA80FC</text:span></text:p>
          </text:list-item>
          <text:list-item>
            <text:p text:style-name="P30"><text:span text:style-name="T7">A200</text:span><text:span text:style-name="T4">#E040FB</text:span></text:p>
          </text:list-item>
          <text:list-item>
            <text:p text:style-name="P30"><text:span text:style-name="T5">A400</text:span><text:span text:style-name="T3">#D500F9</text:span></text:p>
          </text:list-item>
          <text:list-item>
            <text:p text:style-name="P30"><text:span text:style-name="T5">A700</text:span><text:span text:style-name="T3">#AA00FF</text:span></text:p>
          </text:list-item>
        </text:list>
        <text:list xml:id="list8972947338328832908" text:style-name="L23">
          <text:list-item>
            <text:p text:style-name="P44"><text:span text:style-name="T5">Deep Purple</text:span></text:p>
          </text:list-item>
          <text:list-item>
            <text:p text:style-name="P44"><text:span text:style-name="T5">500</text:span><text:span text:style-name="T3">#673AB7</text:span></text:p>
          </text:list-item>
          <text:list-item>
            <text:p text:style-name="P44"><text:span text:style-name="T5">50</text:span><text:span text:style-name="T3">#EDE7F6</text:span></text:p>
          </text:list-item>
          <text:list-item>
            <text:p text:style-name="P44"><text:span text:style-name="T5">100</text:span><text:span text:style-name="T3">#D1C4E9</text:span></text:p>
          </text:list-item>
          <text:list-item>
            <text:p text:style-name="P44"><text:span text:style-name="T5">200</text:span><text:span text:style-name="T3">#B39DDB</text:span></text:p>
          </text:list-item>
          <text:list-item>
            <text:p text:style-name="P44"><text:span text:style-name="T5">300</text:span><text:span text:style-name="T3">#9575CD</text:span></text:p>
          </text:list-item>
          <text:list-item>
            <text:p text:style-name="P44"><text:span text:style-name="T5">400</text:span><text:span text:style-name="T3">#7E57C2</text:span></text:p>
          </text:list-item>
          <text:list-item>
            <text:p text:style-name="P44"><text:span text:style-name="T5">500</text:span><text:span text:style-name="T3">#673AB7</text:span></text:p>
          </text:list-item>
          <text:list-item>
            <text:p text:style-name="P44"><text:span text:style-name="T5">600</text:span><text:span text:style-name="T3">#5E35B1</text:span></text:p>
          </text:list-item>
          <text:list-item>
            <text:p text:style-name="P44"><text:span text:style-name="T5">700</text:span><text:span text:style-name="T3">#512DA8</text:span></text:p>
          </text:list-item>
          <text:list-item>
            <text:p text:style-name="P44"><text:span text:style-name="T5">800</text:span><text:span text:style-name="T3">#4527A0</text:span></text:p>
          </text:list-item>
          <text:list-item>
            <text:p text:style-name="P44"><text:span text:style-name="T5">900</text:span><text:span text:style-name="T3">#311B92</text:span></text:p>
          </text:list-item>
          <text:list-item>
            <text:p text:style-name="P44"><text:span text:style-name="T5">A100</text:span><text:span text:style-name="T3">#B388FF</text:span></text:p>
          </text:list-item>
          <text:list-item>
            <text:p text:style-name="P44"><text:span text:style-name="T7">A200</text:span><text:span text:style-name="T4">#7C4DFF</text:span></text:p>
          </text:list-item>
          <text:list-item>
            <text:p text:style-name="P44"><text:span text:style-name="T5">A400</text:span><text:span text:style-name="T3">#651FFF</text:span></text:p>
          </text:list-item>
          <text:list-item>
            <text:p text:style-name="P44"><text:span text:style-name="T5">A700</text:span><text:span text:style-name="T3">#6200EA</text:span></text:p>
          </text:list-item>
        </text:list>
        <text:list xml:id="list3420394291288034403" text:style-name="L24">
          <text:list-item>
            <text:p text:style-name="P58"><text:span text:style-name="T5">Indigo</text:span></text:p>
          </text:list-item>
          <text:list-item>
            <text:p text:style-name="P58"><text:span text:style-name="T5">500</text:span><text:span text:style-name="T3">#3F51B5</text:span></text:p>
          </text:list-item>
          <text:list-item>
            <text:p text:style-name="P58"><text:span text:style-name="T5">50</text:span><text:span text:style-name="T3">#E8EAF6</text:span></text:p>
          </text:list-item>
          <text:list-item>
            <text:p text:style-name="P58"><text:span text:style-name="T5">100</text:span><text:span text:style-name="T3">#C5CAE9</text:span></text:p>
          </text:list-item>
          <text:list-item>
            <text:p text:style-name="P58"><text:span text:style-name="T5">200</text:span><text:span text:style-name="T3">#9FA8DA</text:span></text:p>
          </text:list-item>
          <text:list-item>
            <text:p text:style-name="P58"><text:span text:style-name="T5">300</text:span><text:span text:style-name="T3">#7986CB</text:span></text:p>
          </text:list-item>
          <text:list-item>
            <text:p text:style-name="P58"><text:span text:style-name="T5">400</text:span><text:span text:style-name="T3">#5C6BC0</text:span></text:p>
          </text:list-item>
          <text:list-item>
            <text:p text:style-name="P58"><text:span text:style-name="T5">500</text:span><text:span text:style-name="T3">#3F51B5</text:span></text:p>
          </text:list-item>
          <text:list-item>
            <text:p text:style-name="P58"><text:span text:style-name="T5">600</text:span><text:span text:style-name="T3">#3949AB</text:span></text:p>
          </text:list-item>
          <text:list-item>
            <text:p text:style-name="P58"><text:span text:style-name="T5">700</text:span><text:span text:style-name="T3">#303F9F</text:span></text:p>
          </text:list-item>
          <text:list-item>
            <text:p text:style-name="P58"><text:span text:style-name="T5">800</text:span><text:span text:style-name="T3">#283593</text:span></text:p>
          </text:list-item>
          <text:list-item>
            <text:p text:style-name="P58"><text:span text:style-name="T5">900</text:span><text:span text:style-name="T3">#1A237E</text:span></text:p>
          </text:list-item>
          <text:list-item>
            <text:p text:style-name="P58"><text:soft-page-break/><text:span text:style-name="T5">A100</text:span><text:span text:style-name="T3">#8C9EFF</text:span></text:p>
          </text:list-item>
          <text:list-item>
            <text:p text:style-name="P58"><text:span text:style-name="T5">A200</text:span><text:span text:style-name="T3">#536DFE</text:span></text:p>
          </text:list-item>
          <text:list-item>
            <text:p text:style-name="P58"><text:span text:style-name="T5">A400</text:span><text:span text:style-name="T3">#3D5AFE</text:span></text:p>
          </text:list-item>
          <text:list-item>
            <text:p text:style-name="P58"><text:span text:style-name="T5">A700</text:span><text:span text:style-name="T3">#304FFE</text:span></text:p>
          </text:list-item>
        </text:list>
        <text:list xml:id="list8183067672488586649" text:style-name="L25">
          <text:list-item>
            <text:p text:style-name="P72"><text:span text:style-name="T7">Blue</text:span></text:p>
          </text:list-item>
          <text:list-item>
            <text:p text:style-name="P72"><text:span text:style-name="T7">500</text:span><text:span text:style-name="T4">#2196F3</text:span></text:p>
          </text:list-item>
          <text:list-item>
            <text:p text:style-name="P72"><text:span text:style-name="T5">50</text:span><text:span text:style-name="T3">#E3F2FD</text:span></text:p>
          </text:list-item>
          <text:list-item>
            <text:p text:style-name="P72"><text:span text:style-name="T5">100</text:span><text:span text:style-name="T3">#BBDEFB</text:span></text:p>
          </text:list-item>
          <text:list-item>
            <text:p text:style-name="P72"><text:span text:style-name="T5">200</text:span><text:span text:style-name="T3">#90CAF9</text:span></text:p>
          </text:list-item>
          <text:list-item>
            <text:p text:style-name="P72"><text:span text:style-name="T5">300</text:span><text:span text:style-name="T3">#64B5F6</text:span></text:p>
          </text:list-item>
          <text:list-item>
            <text:p text:style-name="P72"><text:span text:style-name="T5">400</text:span><text:span text:style-name="T3">#42A5F5</text:span></text:p>
          </text:list-item>
          <text:list-item>
            <text:p text:style-name="P72"><text:span text:style-name="T7">500</text:span><text:span text:style-name="T4">#2196F3</text:span></text:p>
          </text:list-item>
          <text:list-item>
            <text:p text:style-name="P72"><text:span text:style-name="T5">600</text:span><text:span text:style-name="T3">#1E88E5</text:span></text:p>
          </text:list-item>
          <text:list-item>
            <text:p text:style-name="P72"><text:span text:style-name="T5">700</text:span><text:span text:style-name="T3">#1976D2</text:span></text:p>
          </text:list-item>
          <text:list-item>
            <text:p text:style-name="P72"><text:span text:style-name="T5">800</text:span><text:span text:style-name="T3">#1565C0</text:span></text:p>
          </text:list-item>
          <text:list-item>
            <text:p text:style-name="P72"><text:span text:style-name="T5">900</text:span><text:span text:style-name="T3">#0D47A1</text:span></text:p>
          </text:list-item>
          <text:list-item>
            <text:p text:style-name="P72"><text:span text:style-name="T5">A100</text:span><text:span text:style-name="T3">#82B1FF</text:span></text:p>
          </text:list-item>
          <text:list-item>
            <text:p text:style-name="P72"><text:span text:style-name="T7">A200</text:span><text:span text:style-name="T4">#448AFF</text:span></text:p>
          </text:list-item>
          <text:list-item>
            <text:p text:style-name="P72"><text:span text:style-name="T5">A400</text:span><text:span text:style-name="T3">#2979FF</text:span></text:p>
          </text:list-item>
          <text:list-item>
            <text:p text:style-name="P72"><text:span text:style-name="T5">A700</text:span><text:span text:style-name="T3">#2962FF</text:span></text:p>
          </text:list-item>
        </text:list>
        <text:list xml:id="list4195021449624632948" text:style-name="L26">
          <text:list-item>
            <text:p text:style-name="P86"><text:span text:style-name="T5">Light Blue</text:span></text:p>
          </text:list-item>
          <text:list-item>
            <text:p text:style-name="P86"><text:span text:style-name="T5">500</text:span><text:span text:style-name="T3">#03A9F4</text:span></text:p>
          </text:list-item>
          <text:list-item>
            <text:p text:style-name="P86"><text:span text:style-name="T5">50</text:span><text:span text:style-name="T3">#E1F5FE</text:span></text:p>
          </text:list-item>
          <text:list-item>
            <text:p text:style-name="P86"><text:span text:style-name="T5">100</text:span><text:span text:style-name="T3">#B3E5FC</text:span></text:p>
          </text:list-item>
          <text:list-item>
            <text:p text:style-name="P86"><text:span text:style-name="T5">200</text:span><text:span text:style-name="T3">#81D4FA</text:span></text:p>
          </text:list-item>
          <text:list-item>
            <text:p text:style-name="P86"><text:span text:style-name="T5">300</text:span><text:span text:style-name="T3">#4FC3F7</text:span></text:p>
          </text:list-item>
          <text:list-item>
            <text:p text:style-name="P86"><text:span text:style-name="T5">400</text:span><text:span text:style-name="T3">#29B6F6</text:span></text:p>
          </text:list-item>
          <text:list-item>
            <text:p text:style-name="P86"><text:span text:style-name="T5">500</text:span><text:span text:style-name="T3">#03A9F4</text:span></text:p>
          </text:list-item>
          <text:list-item>
            <text:p text:style-name="P86"><text:span text:style-name="T7">600</text:span><text:span text:style-name="T4">#039BE5</text:span></text:p>
          </text:list-item>
          <text:list-item>
            <text:p text:style-name="P86"><text:span text:style-name="T5">700</text:span><text:span text:style-name="T3">#0288D1</text:span></text:p>
          </text:list-item>
          <text:list-item>
            <text:p text:style-name="P86"><text:span text:style-name="T5">800</text:span><text:span text:style-name="T3">#0277BD</text:span></text:p>
          </text:list-item>
          <text:list-item>
            <text:p text:style-name="P86"><text:span text:style-name="T5">900</text:span><text:span text:style-name="T3">#01579B</text:span></text:p>
          </text:list-item>
          <text:list-item>
            <text:p text:style-name="P86"><text:span text:style-name="T5">A100</text:span><text:span text:style-name="T3">#80D8FF</text:span></text:p>
          </text:list-item>
          <text:list-item>
            <text:p text:style-name="P86"><text:span text:style-name="T5">A200</text:span><text:span text:style-name="T3">#40C4FF</text:span></text:p>
          </text:list-item>
          <text:list-item>
            <text:p text:style-name="P86"><text:span text:style-name="T5">A400</text:span><text:span text:style-name="T3">#00B0FF</text:span></text:p>
          </text:list-item>
          <text:list-item>
            <text:p text:style-name="P86"><text:span text:style-name="T7">A700</text:span><text:span text:style-name="T4">#0091EA</text:span></text:p>
          </text:list-item>
        </text:list>
        <text:list xml:id="list6784021720424764227" text:style-name="L27">
          <text:list-item>
            <text:p text:style-name="P100"><text:span text:style-name="T5">Cyan</text:span></text:p>
          </text:list-item>
          <text:list-item>
            <text:p text:style-name="P100"><text:span text:style-name="T5">500</text:span><text:span text:style-name="T3">#00BCD4</text:span></text:p>
          </text:list-item>
          <text:list-item>
            <text:p text:style-name="P100"><text:span text:style-name="T5">50</text:span><text:span text:style-name="T3">#E0F7FA</text:span></text:p>
          </text:list-item>
          <text:list-item>
            <text:p text:style-name="P100"><text:span text:style-name="T5">100</text:span><text:span text:style-name="T3">#B2EBF2</text:span></text:p>
          </text:list-item>
          <text:list-item>
            <text:p text:style-name="P100"><text:soft-page-break/><text:span text:style-name="T5">200</text:span><text:span text:style-name="T3">#80DEEA</text:span></text:p>
          </text:list-item>
          <text:list-item>
            <text:p text:style-name="P100"><text:span text:style-name="T5">300</text:span><text:span text:style-name="T3">#4DD0E1</text:span></text:p>
          </text:list-item>
          <text:list-item>
            <text:p text:style-name="P100"><text:span text:style-name="T5">400</text:span><text:span text:style-name="T3">#26C6DA</text:span></text:p>
          </text:list-item>
          <text:list-item>
            <text:p text:style-name="P100"><text:span text:style-name="T5">500</text:span><text:span text:style-name="T3">#00BCD4</text:span></text:p>
          </text:list-item>
          <text:list-item>
            <text:p text:style-name="P100"><text:span text:style-name="T5">600</text:span><text:span text:style-name="T3">#00ACC1</text:span></text:p>
          </text:list-item>
          <text:list-item>
            <text:p text:style-name="P100"><text:span text:style-name="T5">700</text:span><text:span text:style-name="T3">#0097A7</text:span></text:p>
          </text:list-item>
          <text:list-item>
            <text:p text:style-name="P100"><text:span text:style-name="T5">800</text:span><text:span text:style-name="T3">#00838F</text:span></text:p>
          </text:list-item>
          <text:list-item>
            <text:p text:style-name="P100"><text:span text:style-name="T5">900</text:span><text:span text:style-name="T3">#006064</text:span></text:p>
          </text:list-item>
          <text:list-item>
            <text:p text:style-name="P100"><text:span text:style-name="T5">A100</text:span><text:span text:style-name="T3">#84FFFF</text:span></text:p>
          </text:list-item>
          <text:list-item>
            <text:p text:style-name="P100"><text:span text:style-name="T5">A200</text:span><text:span text:style-name="T3">#18FFFF</text:span></text:p>
          </text:list-item>
          <text:list-item>
            <text:p text:style-name="P100"><text:span text:style-name="T5">A400</text:span><text:span text:style-name="T3">#00E5FF</text:span></text:p>
          </text:list-item>
          <text:list-item>
            <text:p text:style-name="P100"><text:span text:style-name="T5">A700</text:span><text:span text:style-name="T3">#00B8D4</text:span></text:p>
          </text:list-item>
        </text:list>
        <text:list xml:id="list7529617439447252648" text:style-name="L28">
          <text:list-item>
            <text:p text:style-name="P114"><text:span text:style-name="T7">Teal</text:span></text:p>
          </text:list-item>
          <text:list-item>
            <text:p text:style-name="P114"><text:span text:style-name="T7">500</text:span><text:span text:style-name="T4">#009688</text:span></text:p>
          </text:list-item>
          <text:list-item>
            <text:p text:style-name="P114"><text:span text:style-name="T5">50</text:span><text:span text:style-name="T3">#E0F2F1</text:span></text:p>
          </text:list-item>
          <text:list-item>
            <text:p text:style-name="P114"><text:span text:style-name="T5">100</text:span><text:span text:style-name="T3">#B2DFDB</text:span></text:p>
          </text:list-item>
          <text:list-item>
            <text:p text:style-name="P114"><text:span text:style-name="T5">200</text:span><text:span text:style-name="T3">#80CBC4</text:span></text:p>
          </text:list-item>
          <text:list-item>
            <text:p text:style-name="P114"><text:span text:style-name="T5">300</text:span><text:span text:style-name="T3">#4DB6AC</text:span></text:p>
          </text:list-item>
          <text:list-item>
            <text:p text:style-name="P114"><text:span text:style-name="T5">400</text:span><text:span text:style-name="T3">#26A69A</text:span></text:p>
          </text:list-item>
          <text:list-item>
            <text:p text:style-name="P114"><text:span text:style-name="T7">500</text:span><text:span text:style-name="T4">#009688</text:span></text:p>
          </text:list-item>
          <text:list-item>
            <text:p text:style-name="P114"><text:span text:style-name="T7">600</text:span><text:span text:style-name="T4">#00897B</text:span></text:p>
          </text:list-item>
          <text:list-item>
            <text:p text:style-name="P114"><text:span text:style-name="T7">700</text:span><text:span text:style-name="T4">#00796B</text:span></text:p>
          </text:list-item>
          <text:list-item>
            <text:p text:style-name="P114"><text:span text:style-name="T5">800</text:span><text:span text:style-name="T3">#00695C</text:span></text:p>
          </text:list-item>
          <text:list-item>
            <text:p text:style-name="P114"><text:span text:style-name="T5">900</text:span><text:span text:style-name="T3">#004D40</text:span></text:p>
          </text:list-item>
          <text:list-item>
            <text:p text:style-name="P114"><text:span text:style-name="T5">A100</text:span><text:span text:style-name="T3">#A7FFEB</text:span></text:p>
          </text:list-item>
          <text:list-item>
            <text:p text:style-name="P114"><text:span text:style-name="T5">A200</text:span><text:span text:style-name="T3">#64FFDA</text:span></text:p>
          </text:list-item>
          <text:list-item>
            <text:p text:style-name="P114"><text:span text:style-name="T5">A400</text:span><text:span text:style-name="T3">#1DE9B6</text:span></text:p>
          </text:list-item>
          <text:list-item>
            <text:p text:style-name="P114"><text:span text:style-name="T5">A700</text:span><text:span text:style-name="T3">#00BFA5</text:span></text:p>
          </text:list-item>
        </text:list>
        <text:list xml:id="list2019963219978773757" text:style-name="L29">
          <text:list-item>
            <text:p text:style-name="P128"><text:span text:style-name="T5">Green</text:span></text:p>
          </text:list-item>
          <text:list-item>
            <text:p text:style-name="P128"><text:span text:style-name="T5">500</text:span><text:span text:style-name="T3">#4CAF50</text:span></text:p>
          </text:list-item>
          <text:list-item>
            <text:p text:style-name="P128"><text:span text:style-name="T5">50</text:span><text:span text:style-name="T3">#E8F5E9</text:span></text:p>
          </text:list-item>
          <text:list-item>
            <text:p text:style-name="P128"><text:span text:style-name="T5">100</text:span><text:span text:style-name="T3">#C8E6C9</text:span></text:p>
          </text:list-item>
          <text:list-item>
            <text:p text:style-name="P128"><text:span text:style-name="T5">200</text:span><text:span text:style-name="T3">#A5D6A7</text:span></text:p>
          </text:list-item>
          <text:list-item>
            <text:p text:style-name="P128"><text:span text:style-name="T5">300</text:span><text:span text:style-name="T3">#81C784</text:span></text:p>
          </text:list-item>
          <text:list-item>
            <text:p text:style-name="P128"><text:span text:style-name="T5">400</text:span><text:span text:style-name="T3">#66BB6A</text:span></text:p>
          </text:list-item>
          <text:list-item>
            <text:p text:style-name="P128"><text:span text:style-name="T5">500</text:span><text:span text:style-name="T3">#4CAF50</text:span></text:p>
          </text:list-item>
          <text:list-item>
            <text:p text:style-name="P128"><text:span text:style-name="T7">600</text:span><text:span text:style-name="T4">#43A047</text:span></text:p>
          </text:list-item>
          <text:list-item>
            <text:p text:style-name="P128"><text:span text:style-name="T5">700</text:span><text:span text:style-name="T3">#388E3C</text:span></text:p>
          </text:list-item>
          <text:list-item>
            <text:p text:style-name="P128"><text:span text:style-name="T5">800</text:span><text:span text:style-name="T3">#2E7D32</text:span></text:p>
          </text:list-item>
          <text:list-item>
            <text:p text:style-name="P128"><text:span text:style-name="T5">900</text:span><text:span text:style-name="T3">#1B5E20</text:span></text:p>
          </text:list-item>
          <text:list-item>
            <text:p text:style-name="P128"><text:soft-page-break/><text:span text:style-name="T5">A100</text:span><text:span text:style-name="T3">#B9F6CA</text:span></text:p>
          </text:list-item>
          <text:list-item>
            <text:p text:style-name="P128"><text:span text:style-name="T5">A200</text:span><text:span text:style-name="T3">#69F0AE</text:span></text:p>
          </text:list-item>
          <text:list-item>
            <text:p text:style-name="P128"><text:span text:style-name="T5">A400</text:span><text:span text:style-name="T3">#00E676</text:span></text:p>
          </text:list-item>
          <text:list-item>
            <text:p text:style-name="P128"><text:span text:style-name="T5">A700</text:span><text:span text:style-name="T3">#00C853</text:span></text:p>
          </text:list-item>
        </text:list>
        <text:list xml:id="list7253346049729048047" text:style-name="L30">
          <text:list-item>
            <text:p text:style-name="P142"><text:span text:style-name="T5">Light Green</text:span></text:p>
          </text:list-item>
          <text:list-item>
            <text:p text:style-name="P142"><text:span text:style-name="T5">500</text:span><text:span text:style-name="T3">#8BC34A</text:span></text:p>
          </text:list-item>
          <text:list-item>
            <text:p text:style-name="P142"><text:span text:style-name="T5">50</text:span><text:span text:style-name="T3">#F1F8E9</text:span></text:p>
          </text:list-item>
          <text:list-item>
            <text:p text:style-name="P142"><text:span text:style-name="T5">100</text:span><text:span text:style-name="T3">#DCEDC8</text:span></text:p>
          </text:list-item>
          <text:list-item>
            <text:p text:style-name="P142"><text:span text:style-name="T5">200</text:span><text:span text:style-name="T3">#C5E1A5</text:span></text:p>
          </text:list-item>
          <text:list-item>
            <text:p text:style-name="P142"><text:span text:style-name="T5">300</text:span><text:span text:style-name="T3">#AED581</text:span></text:p>
          </text:list-item>
          <text:list-item>
            <text:p text:style-name="P142"><text:span text:style-name="T5">400</text:span><text:span text:style-name="T3">#9CCC65</text:span></text:p>
          </text:list-item>
          <text:list-item>
            <text:p text:style-name="P142"><text:span text:style-name="T5">500</text:span><text:span text:style-name="T3">#8BC34A</text:span></text:p>
          </text:list-item>
          <text:list-item>
            <text:p text:style-name="P142"><text:span text:style-name="T5">600</text:span><text:span text:style-name="T3">#7CB342</text:span></text:p>
          </text:list-item>
          <text:list-item>
            <text:p text:style-name="P142"><text:span text:style-name="T7">700</text:span><text:span text:style-name="T4">#689F38</text:span></text:p>
          </text:list-item>
          <text:list-item>
            <text:p text:style-name="P142"><text:span text:style-name="T5">800</text:span><text:span text:style-name="T3">#558B2F</text:span></text:p>
          </text:list-item>
          <text:list-item>
            <text:p text:style-name="P142"><text:span text:style-name="T5">900</text:span><text:span text:style-name="T3">#33691E</text:span></text:p>
          </text:list-item>
          <text:list-item>
            <text:p text:style-name="P142"><text:span text:style-name="T5">A100</text:span><text:span text:style-name="T3">#CCFF90</text:span></text:p>
          </text:list-item>
          <text:list-item>
            <text:p text:style-name="P142"><text:span text:style-name="T5">A200</text:span><text:span text:style-name="T3">#B2FF59</text:span></text:p>
          </text:list-item>
          <text:list-item>
            <text:p text:style-name="P142"><text:span text:style-name="T5">A400</text:span><text:span text:style-name="T3">#76FF03</text:span></text:p>
          </text:list-item>
          <text:list-item>
            <text:p text:style-name="P142"><text:span text:style-name="T5">A700</text:span><text:span text:style-name="T3">#64DD17</text:span></text:p>
          </text:list-item>
        </text:list>
        <text:list xml:id="list5682345163112402537" text:style-name="L31">
          <text:list-item>
            <text:p text:style-name="P156"><text:span text:style-name="T5">Lime</text:span></text:p>
          </text:list-item>
          <text:list-item>
            <text:p text:style-name="P156"><text:span text:style-name="T5">500</text:span><text:span text:style-name="T3">#CDDC39</text:span></text:p>
          </text:list-item>
          <text:list-item>
            <text:p text:style-name="P156"><text:span text:style-name="T5">50</text:span><text:span text:style-name="T3">#F9FBE7</text:span></text:p>
          </text:list-item>
          <text:list-item>
            <text:p text:style-name="P156"><text:span text:style-name="T5">100</text:span><text:span text:style-name="T3">#F0F4C3</text:span></text:p>
          </text:list-item>
          <text:list-item>
            <text:p text:style-name="P156"><text:span text:style-name="T5">200</text:span><text:span text:style-name="T3">#E6EE9C</text:span></text:p>
          </text:list-item>
          <text:list-item>
            <text:p text:style-name="P156"><text:span text:style-name="T5">300</text:span><text:span text:style-name="T3">#DCE775</text:span></text:p>
          </text:list-item>
          <text:list-item>
            <text:p text:style-name="P156"><text:span text:style-name="T5">400</text:span><text:span text:style-name="T3">#D4E157</text:span></text:p>
          </text:list-item>
          <text:list-item>
            <text:p text:style-name="P156"><text:span text:style-name="T5">500</text:span><text:span text:style-name="T3">#CDDC39</text:span></text:p>
          </text:list-item>
          <text:list-item>
            <text:p text:style-name="P156"><text:span text:style-name="T5">600</text:span><text:span text:style-name="T3">#C0CA33</text:span></text:p>
          </text:list-item>
          <text:list-item>
            <text:p text:style-name="P156"><text:span text:style-name="T5">700</text:span><text:span text:style-name="T3">#AFB42B</text:span></text:p>
          </text:list-item>
          <text:list-item>
            <text:p text:style-name="P156"><text:span text:style-name="T5">800</text:span><text:span text:style-name="T3">#9E9D24</text:span></text:p>
          </text:list-item>
          <text:list-item>
            <text:p text:style-name="P156"><text:span text:style-name="T5">900</text:span><text:span text:style-name="T3">#827717</text:span></text:p>
          </text:list-item>
          <text:list-item>
            <text:p text:style-name="P156"><text:span text:style-name="T5">A100</text:span><text:span text:style-name="T3">#F4FF81</text:span></text:p>
          </text:list-item>
          <text:list-item>
            <text:p text:style-name="P156"><text:span text:style-name="T5">A200</text:span><text:span text:style-name="T3">#EEFF41</text:span></text:p>
          </text:list-item>
          <text:list-item>
            <text:p text:style-name="P156"><text:span text:style-name="T5">A400</text:span><text:span text:style-name="T3">#C6FF00</text:span></text:p>
          </text:list-item>
          <text:list-item>
            <text:p text:style-name="P156"><text:span text:style-name="T5">A700</text:span><text:span text:style-name="T3">#AEEA00</text:span></text:p>
          </text:list-item>
        </text:list>
        <text:list xml:id="list5141158497350017930" text:style-name="L32">
          <text:list-item>
            <text:p text:style-name="P170"><text:span text:style-name="T5">Yellow</text:span></text:p>
          </text:list-item>
          <text:list-item>
            <text:p text:style-name="P170"><text:span text:style-name="T5">500</text:span><text:span text:style-name="T3">#FFEB3B</text:span></text:p>
          </text:list-item>
          <text:list-item>
            <text:p text:style-name="P170"><text:span text:style-name="T5">50</text:span><text:span text:style-name="T3">#FFFDE7</text:span></text:p>
          </text:list-item>
          <text:list-item>
            <text:p text:style-name="P170"><text:span text:style-name="T5">100</text:span><text:span text:style-name="T3">#FFF9C4</text:span></text:p>
          </text:list-item>
          <text:list-item>
            <text:p text:style-name="P170"><text:soft-page-break/><text:span text:style-name="T5">200</text:span><text:span text:style-name="T3">#FFF59D</text:span></text:p>
          </text:list-item>
          <text:list-item>
            <text:p text:style-name="P170"><text:span text:style-name="T5">300</text:span><text:span text:style-name="T3">#FFF176</text:span></text:p>
          </text:list-item>
          <text:list-item>
            <text:p text:style-name="P170"><text:span text:style-name="T5">400</text:span><text:span text:style-name="T3">#FFEE58</text:span></text:p>
          </text:list-item>
          <text:list-item>
            <text:p text:style-name="P170"><text:span text:style-name="T5">500</text:span><text:span text:style-name="T3">#FFEB3B</text:span></text:p>
          </text:list-item>
          <text:list-item>
            <text:p text:style-name="P170"><text:span text:style-name="T5">600</text:span><text:span text:style-name="T3">#FDD835</text:span></text:p>
          </text:list-item>
          <text:list-item>
            <text:p text:style-name="P170"><text:span text:style-name="T5">700</text:span><text:span text:style-name="T3">#FBC02D</text:span></text:p>
          </text:list-item>
          <text:list-item>
            <text:p text:style-name="P170"><text:span text:style-name="T5">800</text:span><text:span text:style-name="T3">#F9A825</text:span></text:p>
          </text:list-item>
          <text:list-item>
            <text:p text:style-name="P170"><text:span text:style-name="T5">900</text:span><text:span text:style-name="T3">#F57F17</text:span></text:p>
          </text:list-item>
          <text:list-item>
            <text:p text:style-name="P170"><text:span text:style-name="T5">A100</text:span><text:span text:style-name="T3">#FFFF8D</text:span></text:p>
          </text:list-item>
          <text:list-item>
            <text:p text:style-name="P170"><text:span text:style-name="T5">A200</text:span><text:span text:style-name="T3">#FFFF00</text:span></text:p>
          </text:list-item>
          <text:list-item>
            <text:p text:style-name="P170"><text:span text:style-name="T5">A400</text:span><text:span text:style-name="T3">#FFEA00</text:span></text:p>
          </text:list-item>
          <text:list-item>
            <text:p text:style-name="P170"><text:span text:style-name="T5">A700</text:span><text:span text:style-name="T3">#FFD600</text:span></text:p>
          </text:list-item>
        </text:list>
        <text:list xml:id="list8509813173665820722" text:style-name="L33">
          <text:list-item>
            <text:p text:style-name="P184"><text:span text:style-name="T5">Amber</text:span></text:p>
          </text:list-item>
          <text:list-item>
            <text:p text:style-name="P184"><text:span text:style-name="T5">500</text:span><text:span text:style-name="T3">#FFC107</text:span></text:p>
          </text:list-item>
          <text:list-item>
            <text:p text:style-name="P184"><text:span text:style-name="T5">50</text:span><text:span text:style-name="T3">#FFF8E1</text:span></text:p>
          </text:list-item>
          <text:list-item>
            <text:p text:style-name="P184"><text:span text:style-name="T5">100</text:span><text:span text:style-name="T3">#FFECB3</text:span></text:p>
          </text:list-item>
          <text:list-item>
            <text:p text:style-name="P184"><text:span text:style-name="T5">200</text:span><text:span text:style-name="T3">#FFE082</text:span></text:p>
          </text:list-item>
          <text:list-item>
            <text:p text:style-name="P184"><text:span text:style-name="T5">300</text:span><text:span text:style-name="T3">#FFD54F</text:span></text:p>
          </text:list-item>
          <text:list-item>
            <text:p text:style-name="P184"><text:span text:style-name="T5">400</text:span><text:span text:style-name="T3">#FFCA28</text:span></text:p>
          </text:list-item>
          <text:list-item>
            <text:p text:style-name="P184"><text:span text:style-name="T5">500</text:span><text:span text:style-name="T3">#FFC107</text:span></text:p>
          </text:list-item>
          <text:list-item>
            <text:p text:style-name="P184"><text:span text:style-name="T5">600</text:span><text:span text:style-name="T3">#FFB300</text:span></text:p>
          </text:list-item>
          <text:list-item>
            <text:p text:style-name="P184"><text:span text:style-name="T5">700</text:span><text:span text:style-name="T3">#FFA000</text:span></text:p>
          </text:list-item>
          <text:list-item>
            <text:p text:style-name="P184"><text:span text:style-name="T5">800</text:span><text:span text:style-name="T3">#FF8F00</text:span></text:p>
          </text:list-item>
          <text:list-item>
            <text:p text:style-name="P184"><text:span text:style-name="T5">900</text:span><text:span text:style-name="T3">#FF6F00</text:span></text:p>
          </text:list-item>
          <text:list-item>
            <text:p text:style-name="P184"><text:span text:style-name="T5">A100</text:span><text:span text:style-name="T3">#FFE57F</text:span></text:p>
          </text:list-item>
          <text:list-item>
            <text:p text:style-name="P184"><text:span text:style-name="T5">A200</text:span><text:span text:style-name="T3">#FFD740</text:span></text:p>
          </text:list-item>
          <text:list-item>
            <text:p text:style-name="P184"><text:span text:style-name="T5">A400</text:span><text:span text:style-name="T3">#FFC400</text:span></text:p>
          </text:list-item>
          <text:list-item>
            <text:p text:style-name="P184"><text:span text:style-name="T5">A700</text:span><text:span text:style-name="T3">#FFAB00</text:span></text:p>
          </text:list-item>
        </text:list>
        <text:list xml:id="list1975238042841070138" text:style-name="L34">
          <text:list-item>
            <text:p text:style-name="P198"><text:span text:style-name="T5">Orange</text:span></text:p>
          </text:list-item>
          <text:list-item>
            <text:p text:style-name="P198"><text:span text:style-name="T5">500</text:span><text:span text:style-name="T3">#FF9800</text:span></text:p>
          </text:list-item>
          <text:list-item>
            <text:p text:style-name="P198"><text:span text:style-name="T5">50</text:span><text:span text:style-name="T3">#FFF3E0</text:span></text:p>
          </text:list-item>
          <text:list-item>
            <text:p text:style-name="P198"><text:span text:style-name="T5">100</text:span><text:span text:style-name="T3">#FFE0B2</text:span></text:p>
          </text:list-item>
          <text:list-item>
            <text:p text:style-name="P198"><text:span text:style-name="T5">200</text:span><text:span text:style-name="T3">#FFCC80</text:span></text:p>
          </text:list-item>
          <text:list-item>
            <text:p text:style-name="P198"><text:span text:style-name="T5">300</text:span><text:span text:style-name="T3">#FFB74D</text:span></text:p>
          </text:list-item>
          <text:list-item>
            <text:p text:style-name="P198"><text:span text:style-name="T5">400</text:span><text:span text:style-name="T3">#FFA726</text:span></text:p>
          </text:list-item>
          <text:list-item>
            <text:p text:style-name="P198"><text:span text:style-name="T5">500</text:span><text:span text:style-name="T3">#FF9800</text:span></text:p>
          </text:list-item>
          <text:list-item>
            <text:p text:style-name="P198"><text:span text:style-name="T5">600</text:span><text:span text:style-name="T3">#FB8C00</text:span></text:p>
          </text:list-item>
          <text:list-item>
            <text:p text:style-name="P198"><text:span text:style-name="T5">700</text:span><text:span text:style-name="T3">#F57C00</text:span></text:p>
          </text:list-item>
          <text:list-item>
            <text:p text:style-name="P198"><text:span text:style-name="T7">800</text:span><text:span text:style-name="T4">#EF6C00</text:span></text:p>
          </text:list-item>
          <text:list-item>
            <text:p text:style-name="P198"><text:span text:style-name="T5">900</text:span><text:span text:style-name="T3">#E65100</text:span></text:p>
          </text:list-item>
          <text:list-item>
            <text:p text:style-name="P198"><text:soft-page-break/><text:span text:style-name="T5">A100</text:span><text:span text:style-name="T3">#FFD180</text:span></text:p>
          </text:list-item>
          <text:list-item>
            <text:p text:style-name="P198"><text:span text:style-name="T5">A200</text:span><text:span text:style-name="T3">#FFAB40</text:span></text:p>
          </text:list-item>
          <text:list-item>
            <text:p text:style-name="P198"><text:span text:style-name="T5">A400</text:span><text:span text:style-name="T3">#FF9100</text:span></text:p>
          </text:list-item>
          <text:list-item>
            <text:p text:style-name="P198"><text:span text:style-name="T5">A700</text:span><text:span text:style-name="T3">#FF6D00</text:span></text:p>
          </text:list-item>
        </text:list>
        <text:list xml:id="list680388919283804168" text:style-name="L35">
          <text:list-item>
            <text:p text:style-name="P212"><text:span text:style-name="T7">Deep Orange</text:span></text:p>
          </text:list-item>
          <text:list-item>
            <text:p text:style-name="P212"><text:span text:style-name="T7">500</text:span><text:span text:style-name="T4">#FF5722</text:span></text:p>
          </text:list-item>
          <text:list-item>
            <text:p text:style-name="P212"><text:span text:style-name="T5">50</text:span><text:span text:style-name="T3">#FBE9E7</text:span></text:p>
          </text:list-item>
          <text:list-item>
            <text:p text:style-name="P212"><text:span text:style-name="T5">100</text:span><text:span text:style-name="T3">#FFCCBC</text:span></text:p>
          </text:list-item>
          <text:list-item>
            <text:p text:style-name="P212"><text:span text:style-name="T5">200</text:span><text:span text:style-name="T3">#FFAB91</text:span></text:p>
          </text:list-item>
          <text:list-item>
            <text:p text:style-name="P212"><text:span text:style-name="T5">300</text:span><text:span text:style-name="T3">#FF8A65</text:span></text:p>
          </text:list-item>
          <text:list-item>
            <text:p text:style-name="P212"><text:span text:style-name="T5">400</text:span><text:span text:style-name="T3">#FF7043</text:span></text:p>
          </text:list-item>
          <text:list-item>
            <text:p text:style-name="P212"><text:span text:style-name="T7">500</text:span><text:span text:style-name="T4">#FF5722</text:span></text:p>
          </text:list-item>
          <text:list-item>
            <text:p text:style-name="P212"><text:span text:style-name="T5">600</text:span><text:span text:style-name="T3">#F4511E</text:span></text:p>
          </text:list-item>
          <text:list-item>
            <text:p text:style-name="P212"><text:span text:style-name="T5">700</text:span><text:span text:style-name="T3">#E64A19</text:span></text:p>
          </text:list-item>
          <text:list-item>
            <text:p text:style-name="P212"><text:span text:style-name="T5">800</text:span><text:span text:style-name="T3">#D84315</text:span></text:p>
          </text:list-item>
          <text:list-item>
            <text:p text:style-name="P212"><text:span text:style-name="T5">900</text:span><text:span text:style-name="T3">#BF360C</text:span></text:p>
          </text:list-item>
          <text:list-item>
            <text:p text:style-name="P212"><text:span text:style-name="T5">A100</text:span><text:span text:style-name="T3">#FF9E80</text:span></text:p>
          </text:list-item>
          <text:list-item>
            <text:p text:style-name="P212"><text:span text:style-name="T5">A200</text:span><text:span text:style-name="T3">#FF6E40</text:span></text:p>
          </text:list-item>
          <text:list-item>
            <text:p text:style-name="P212"><text:span text:style-name="T5">A400</text:span><text:span text:style-name="T3">#FF3D00</text:span></text:p>
          </text:list-item>
          <text:list-item>
            <text:p text:style-name="P212"><text:span text:style-name="T5">A700</text:span><text:span text:style-name="T3">#DD2C00</text:span></text:p>
          </text:list-item>
        </text:list>
        <text:list xml:id="list1062878615038078634" text:style-name="L36">
          <text:list-item>
            <text:p text:style-name="P226"><text:span text:style-name="T5">Brown</text:span></text:p>
          </text:list-item>
          <text:list-item>
            <text:p text:style-name="P226"><text:span text:style-name="T5">500</text:span><text:span text:style-name="T3">#795548</text:span></text:p>
          </text:list-item>
          <text:list-item>
            <text:p text:style-name="P226"><text:span text:style-name="T5">50</text:span><text:span text:style-name="T3">#EFEBE9</text:span></text:p>
          </text:list-item>
          <text:list-item>
            <text:p text:style-name="P226"><text:span text:style-name="T5">100</text:span><text:span text:style-name="T3">#D7CCC8</text:span></text:p>
          </text:list-item>
          <text:list-item>
            <text:p text:style-name="P226"><text:span text:style-name="T5">200</text:span><text:span text:style-name="T3">#BCAAA4</text:span></text:p>
          </text:list-item>
          <text:list-item>
            <text:p text:style-name="P226"><text:span text:style-name="T7">300</text:span><text:span text:style-name="T4">#A1887F</text:span></text:p>
          </text:list-item>
          <text:list-item>
            <text:p text:style-name="P226"><text:span text:style-name="T5">400</text:span><text:span text:style-name="T3">#8D6E63</text:span></text:p>
          </text:list-item>
          <text:list-item>
            <text:p text:style-name="P226"><text:span text:style-name="T5">500</text:span><text:span text:style-name="T3">#795548</text:span></text:p>
          </text:list-item>
          <text:list-item>
            <text:p text:style-name="P226"><text:span text:style-name="T5">600</text:span><text:span text:style-name="T3">#6D4C41</text:span></text:p>
          </text:list-item>
          <text:list-item>
            <text:p text:style-name="P226"><text:span text:style-name="T5">700</text:span><text:span text:style-name="T3">#5D4037</text:span></text:p>
          </text:list-item>
          <text:list-item>
            <text:p text:style-name="P226"><text:span text:style-name="T5">800</text:span><text:span text:style-name="T3">#4E342E</text:span></text:p>
          </text:list-item>
          <text:list-item>
            <text:p text:style-name="P226"><text:span text:style-name="T5">900</text:span><text:span text:style-name="T3">#3E2723</text:span></text:p>
          </text:list-item>
        </text:list>
        <text:list xml:id="list5960259758177469106" text:style-name="L37">
          <text:list-item>
            <text:p text:style-name="P236"><text:span text:style-name="T5">Grey</text:span></text:p>
          </text:list-item>
          <text:list-item>
            <text:p text:style-name="P236"><text:span text:style-name="T5">500</text:span><text:span text:style-name="T3">#9E9E9E</text:span></text:p>
          </text:list-item>
          <text:list-item>
            <text:p text:style-name="P236"><text:span text:style-name="T5">50</text:span><text:span text:style-name="T3">#FAFAFA</text:span></text:p>
          </text:list-item>
          <text:list-item>
            <text:p text:style-name="P236"><text:span text:style-name="T5">100</text:span><text:span text:style-name="T3">#F5F5F5</text:span></text:p>
          </text:list-item>
          <text:list-item>
            <text:p text:style-name="P236"><text:span text:style-name="T5">200</text:span><text:span text:style-name="T3">#EEEEEE</text:span></text:p>
          </text:list-item>
          <text:list-item>
            <text:p text:style-name="P236"><text:span text:style-name="T5">300</text:span><text:span text:style-name="T3">#E0E0E0</text:span></text:p>
          </text:list-item>
          <text:list-item>
            <text:p text:style-name="P236"><text:span text:style-name="T5">400</text:span><text:span text:style-name="T3">#BDBDBD</text:span></text:p>
          </text:list-item>
          <text:list-item>
            <text:p text:style-name="P236"><text:span text:style-name="T5">500</text:span><text:span text:style-name="T3">#9E9E9E</text:span></text:p>
          </text:list-item>
          <text:list-item>
            <text:p text:style-name="P236"><text:soft-page-break/><text:span text:style-name="T5">600</text:span><text:span text:style-name="T3">#757575</text:span></text:p>
          </text:list-item>
          <text:list-item>
            <text:p text:style-name="P236"><text:span text:style-name="T5">700</text:span><text:span text:style-name="T3">#616161</text:span></text:p>
          </text:list-item>
          <text:list-item>
            <text:p text:style-name="P236"><text:span text:style-name="T5">800</text:span><text:span text:style-name="T3">#424242</text:span></text:p>
          </text:list-item>
          <text:list-item>
            <text:p text:style-name="P236"><text:span text:style-name="T5">900</text:span><text:span text:style-name="T3">#212121</text:span></text:p>
          </text:list-item>
        </text:list>
        <text:list xml:id="list2850090548882388018" text:style-name="L38">
          <text:list-item>
            <text:p text:style-name="P246"><text:span text:style-name="T7">Blue Grey</text:span></text:p>
          </text:list-item>
          <text:list-item>
            <text:p text:style-name="P246"><text:span text:style-name="T7">500</text:span><text:span text:style-name="T4">#607D8B</text:span></text:p>
          </text:list-item>
          <text:list-item>
            <text:p text:style-name="P246"><text:span text:style-name="T5">50</text:span><text:span text:style-name="T3">#ECEFF1</text:span></text:p>
          </text:list-item>
          <text:list-item>
            <text:p text:style-name="P246"><text:span text:style-name="T5">100</text:span><text:span text:style-name="T3">#CFD8DC</text:span></text:p>
          </text:list-item>
          <text:list-item>
            <text:p text:style-name="P246"><text:span text:style-name="T5">200</text:span><text:span text:style-name="T3">#B0BEC5</text:span></text:p>
          </text:list-item>
          <text:list-item>
            <text:p text:style-name="P246"><text:span text:style-name="T5">300</text:span><text:span text:style-name="T3">#90A4AE</text:span></text:p>
          </text:list-item>
          <text:list-item>
            <text:p text:style-name="P246"><text:span text:style-name="T7">400</text:span><text:span text:style-name="T4">#78909C</text:span></text:p>
          </text:list-item>
          <text:list-item>
            <text:p text:style-name="P246"><text:span text:style-name="T5">500</text:span><text:span text:style-name="T3">#607D8B</text:span></text:p>
          </text:list-item>
          <text:list-item>
            <text:p text:style-name="P246"><text:span text:style-name="T5">600</text:span><text:span text:style-name="T3">#546E7A</text:span></text:p>
          </text:list-item>
          <text:list-item>
            <text:p text:style-name="P246"><text:span text:style-name="T5">700</text:span><text:span text:style-name="T3">#455A64</text:span></text:p>
          </text:list-item>
          <text:list-item>
            <text:p text:style-name="P246"><text:span text:style-name="T5">800</text:span><text:span text:style-name="T3">#37474F</text:span></text:p>
          </text:list-item>
          <text:list-item>
            <text:p text:style-name="P246"><text:span text:style-name="T5">900</text:span><text:span text:style-name="T3">#263238</text:span></text:p>
          </text:list-item>
        </text:list>
        <text:list xml:id="list3571707860678262345" text:style-name="L39">
          <text:list-item>
            <text:p text:style-name="P256"><text:span text:style-name="T5">Black</text:span><text:span text:style-name="T3">#000000</text:span></text:p>
          </text:list-item>
          <text:list-item>
            <text:p text:style-name="P256"><text:span text:style-name="T5">White</text:span><text:span text:style-name="T3">#FFFFFF</text:span></text:p>
          </text:list-item>
        </text:list>
      </text:section>
      <text:section text:style-name="Sect1" text:name="color-color-schemes">
        <text:p text:style-name="P261"><text:line-break/></text:p>
      </text:section>
      <text:p text:style-name="P2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S</meta:editing-duration>
    <meta:editing-cycles>3</meta:editing-cycles>
    <meta:generator>LibreOffice/5.0.1.2$Windows_x86 LibreOffice_project/81898c9f5c0d43f3473ba111d7b351050be20261</meta:generator>
    <dc:date>2016-09-01T15:23:35.344000000</dc:date>
    <meta:document-statistic meta:table-count="0" meta:image-count="0" meta:object-count="0" meta:page-count="8" meta:paragraph-count="297" meta:word-count="598" meta:character-count="3311" meta:non-whitespace-character-count="3300"/>
    <meta:user-defined meta:name="Info 1"/>
    <meta:user-defined meta:name="Info 2"/>
    <meta:user-defined meta:name="Info 3"/>
    <meta:user-defined meta:name="Info 4"/>
  </office:meta>
</office:document-meta>
</file>